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paragraph-rsid="002332fa"/>
    </style:style>
    <style:style style:name="P2" style:family="paragraph" style:parent-style-name="Standard" style:list-style-name="L1">
      <style:text-properties officeooo:paragraph-rsid="002580fa"/>
    </style:style>
    <style:style style:name="P3" style:family="paragraph" style:parent-style-name="Standard" style:list-style-name="L1">
      <style:text-properties officeooo:paragraph-rsid="00279381"/>
    </style:style>
    <style:style style:name="P4" style:family="paragraph" style:parent-style-name="Standard" style:list-style-name="L1">
      <style:text-properties officeooo:paragraph-rsid="002846e4"/>
    </style:style>
    <style:style style:name="P5" style:family="paragraph" style:parent-style-name="Standard" style:list-style-name="L1">
      <style:text-properties officeooo:paragraph-rsid="0029fc82"/>
    </style:style>
    <style:style style:name="P6" style:family="paragraph" style:parent-style-name="Standard" style:list-style-name="L1">
      <style:text-properties officeooo:paragraph-rsid="002c8f14"/>
    </style:style>
    <style:style style:name="P7" style:family="paragraph" style:parent-style-name="Standard" style:list-style-name="L1">
      <style:text-properties officeooo:paragraph-rsid="002e3860"/>
    </style:style>
    <style:style style:name="P8" style:family="paragraph" style:parent-style-name="Standard" style:list-style-name="L1">
      <style:text-properties officeooo:paragraph-rsid="0047b472"/>
    </style:style>
    <style:style style:name="P9" style:family="paragraph" style:parent-style-name="Standard" style:list-style-name="L1">
      <style:text-properties officeooo:paragraph-rsid="004fc4ac"/>
    </style:style>
    <style:style style:name="P10" style:family="paragraph" style:parent-style-name="Standard" style:list-style-name="L1">
      <style:text-properties officeooo:paragraph-rsid="004fdc4b"/>
    </style:style>
    <style:style style:name="P11" style:family="paragraph" style:parent-style-name="Standard" style:list-style-name="L1">
      <style:text-properties officeooo:paragraph-rsid="00537f3d"/>
    </style:style>
    <style:style style:name="P12" style:family="paragraph" style:parent-style-name="Standard" style:list-style-name="L1">
      <style:text-properties officeooo:paragraph-rsid="00547a20"/>
    </style:style>
    <style:style style:name="P13" style:family="paragraph" style:parent-style-name="Standard" style:list-style-name="L1">
      <style:text-properties officeooo:paragraph-rsid="00732f2e"/>
    </style:style>
    <style:style style:name="P14" style:family="paragraph" style:parent-style-name="Standard" style:list-style-name="L1">
      <style:text-properties officeooo:paragraph-rsid="005a80bf"/>
    </style:style>
    <style:style style:name="P15" style:family="paragraph" style:parent-style-name="Standard" style:list-style-name="L1">
      <style:text-properties officeooo:paragraph-rsid="005e01c3"/>
    </style:style>
    <style:style style:name="P16" style:family="paragraph" style:parent-style-name="Standard" style:list-style-name="L1">
      <style:text-properties officeooo:paragraph-rsid="005e6820"/>
    </style:style>
    <style:style style:name="P17" style:family="paragraph" style:parent-style-name="Standard" style:list-style-name="L1">
      <style:text-properties officeooo:paragraph-rsid="005f491e"/>
    </style:style>
    <style:style style:name="P18" style:family="paragraph" style:parent-style-name="Standard" style:list-style-name="L1">
      <style:text-properties officeooo:paragraph-rsid="00611f61"/>
    </style:style>
    <style:style style:name="P19" style:family="paragraph" style:parent-style-name="Standard" style:list-style-name="L1">
      <style:text-properties officeooo:paragraph-rsid="006200e3"/>
    </style:style>
    <style:style style:name="P20" style:family="paragraph" style:parent-style-name="Standard" style:list-style-name="L1">
      <style:text-properties officeooo:paragraph-rsid="0062ff48"/>
    </style:style>
    <style:style style:name="P21" style:family="paragraph" style:parent-style-name="Standard" style:list-style-name="L1">
      <style:text-properties officeooo:paragraph-rsid="00632c3a"/>
    </style:style>
    <style:style style:name="P22" style:family="paragraph" style:parent-style-name="Standard" style:list-style-name="L1">
      <style:text-properties officeooo:rsid="0023b9c8" officeooo:paragraph-rsid="0023b9c8"/>
    </style:style>
    <style:style style:name="T1" style:family="text">
      <style:text-properties officeooo:rsid="00221888"/>
    </style:style>
    <style:style style:name="T2" style:family="text">
      <style:text-properties fo:font-weight="bold" style:font-weight-asian="bold" style:font-weight-complex="bold"/>
    </style:style>
    <style:style style:name="T3" style:family="text">
      <style:text-properties fo:font-weight="bold" officeooo:rsid="00221888" style:font-weight-asian="bold" style:font-weight-complex="bold"/>
    </style:style>
    <style:style style:name="T4" style:family="text">
      <style:text-properties fo:font-weight="bold" officeooo:rsid="0022e331" style:font-weight-asian="bold" style:font-weight-complex="bold"/>
    </style:style>
    <style:style style:name="T5" style:family="text">
      <style:text-properties fo:font-weight="bold" officeooo:rsid="002580fa" style:font-weight-asian="bold" style:font-weight-complex="bold"/>
    </style:style>
    <style:style style:name="T6" style:family="text">
      <style:text-properties fo:font-weight="bold" officeooo:rsid="0026bacc" style:font-weight-asian="bold" style:font-weight-complex="bold"/>
    </style:style>
    <style:style style:name="T7" style:family="text">
      <style:text-properties fo:font-weight="bold" officeooo:rsid="002e3860" style:font-weight-asian="bold" style:font-weight-complex="bold"/>
    </style:style>
    <style:style style:name="T8" style:family="text">
      <style:text-properties fo:font-weight="bold" officeooo:rsid="002fe16e" style:font-weight-asian="bold" style:font-weight-complex="bold"/>
    </style:style>
    <style:style style:name="T9" style:family="text">
      <style:text-properties fo:font-weight="bold" officeooo:rsid="0030ea54" style:font-weight-asian="bold" style:font-weight-complex="bold"/>
    </style:style>
    <style:style style:name="T10" style:family="text">
      <style:text-properties fo:font-weight="bold" officeooo:rsid="0033638b" style:font-weight-asian="bold" style:font-weight-complex="bold"/>
    </style:style>
    <style:style style:name="T11" style:family="text">
      <style:text-properties fo:font-weight="bold" officeooo:rsid="00362350" style:font-weight-asian="bold" style:font-weight-complex="bold"/>
    </style:style>
    <style:style style:name="T12" style:family="text">
      <style:text-properties fo:font-weight="bold" officeooo:rsid="0037764e" style:font-weight-asian="bold" style:font-weight-complex="bold"/>
    </style:style>
    <style:style style:name="T13" style:family="text">
      <style:text-properties fo:font-weight="bold" officeooo:rsid="0039aa4b" style:font-weight-asian="bold" style:font-weight-complex="bold"/>
    </style:style>
    <style:style style:name="T14" style:family="text">
      <style:text-properties fo:font-weight="bold" officeooo:rsid="003cdf01" style:font-weight-asian="bold" style:font-weight-complex="bold"/>
    </style:style>
    <style:style style:name="T15" style:family="text">
      <style:text-properties fo:font-weight="bold" officeooo:rsid="003d905a" style:font-weight-asian="bold" style:font-weight-complex="bold"/>
    </style:style>
    <style:style style:name="T16" style:family="text">
      <style:text-properties fo:font-weight="bold" officeooo:rsid="00403980" style:font-weight-asian="bold" style:font-weight-complex="bold"/>
    </style:style>
    <style:style style:name="T17" style:family="text">
      <style:text-properties fo:font-weight="bold" officeooo:rsid="004212f3" style:font-weight-asian="bold" style:font-weight-complex="bold"/>
    </style:style>
    <style:style style:name="T18" style:family="text">
      <style:text-properties fo:font-weight="bold" officeooo:rsid="00434b03" style:font-weight-asian="bold" style:font-weight-complex="bold"/>
    </style:style>
    <style:style style:name="T19" style:family="text">
      <style:text-properties fo:font-weight="bold" officeooo:rsid="00451e3a" style:font-weight-asian="bold" style:font-weight-complex="bold"/>
    </style:style>
    <style:style style:name="T20" style:family="text">
      <style:text-properties fo:font-weight="bold" officeooo:rsid="0047b472" style:font-weight-asian="bold" style:font-weight-complex="bold"/>
    </style:style>
    <style:style style:name="T21" style:family="text">
      <style:text-properties fo:font-weight="bold" officeooo:rsid="0049585d" style:font-weight-asian="bold" style:font-weight-complex="bold"/>
    </style:style>
    <style:style style:name="T22" style:family="text">
      <style:text-properties fo:font-weight="bold" officeooo:rsid="0049a829" style:font-weight-asian="bold" style:font-weight-complex="bold"/>
    </style:style>
    <style:style style:name="T23" style:family="text">
      <style:text-properties fo:font-weight="bold" officeooo:rsid="004b6f2f" style:font-weight-asian="bold" style:font-weight-complex="bold"/>
    </style:style>
    <style:style style:name="T24" style:family="text">
      <style:text-properties fo:font-weight="bold" officeooo:rsid="004cacfe" style:font-weight-asian="bold" style:font-weight-complex="bold"/>
    </style:style>
    <style:style style:name="T25" style:family="text">
      <style:text-properties fo:font-weight="bold" officeooo:rsid="004fc4ac" style:font-weight-asian="bold" style:font-weight-complex="bold"/>
    </style:style>
    <style:style style:name="T26" style:family="text">
      <style:text-properties fo:font-weight="bold" officeooo:rsid="004fdc4b" style:font-weight-asian="bold" style:font-weight-complex="bold"/>
    </style:style>
    <style:style style:name="T27" style:family="text">
      <style:text-properties fo:font-weight="bold" officeooo:rsid="00512157" style:font-weight-asian="bold" style:font-weight-complex="bold"/>
    </style:style>
    <style:style style:name="T28" style:family="text">
      <style:text-properties fo:font-weight="bold" officeooo:rsid="00519f2e" style:font-weight-asian="bold" style:font-weight-complex="bold"/>
    </style:style>
    <style:style style:name="T29" style:family="text">
      <style:text-properties fo:font-weight="bold" officeooo:rsid="00537f3d" style:font-weight-asian="bold" style:font-weight-complex="bold"/>
    </style:style>
    <style:style style:name="T30" style:family="text">
      <style:text-properties fo:font-weight="bold" officeooo:rsid="00547a20" style:font-weight-asian="bold" style:font-weight-complex="bold"/>
    </style:style>
    <style:style style:name="T31" style:family="text">
      <style:text-properties fo:font-weight="bold" officeooo:rsid="005973dd" style:font-weight-asian="bold" style:font-weight-complex="bold"/>
    </style:style>
    <style:style style:name="T32" style:family="text">
      <style:text-properties fo:font-weight="bold" officeooo:rsid="005a80bf" style:font-weight-asian="bold" style:font-weight-complex="bold"/>
    </style:style>
    <style:style style:name="T33" style:family="text">
      <style:text-properties fo:font-weight="bold" officeooo:rsid="005c4235" style:font-weight-asian="bold" style:font-weight-complex="bold"/>
    </style:style>
    <style:style style:name="T34" style:family="text">
      <style:text-properties fo:font-weight="bold" officeooo:rsid="005e6820" style:font-weight-asian="bold" style:font-weight-complex="bold"/>
    </style:style>
    <style:style style:name="T35" style:family="text">
      <style:text-properties fo:font-weight="bold" officeooo:rsid="005f491e" style:font-weight-asian="bold" style:font-weight-complex="bold"/>
    </style:style>
    <style:style style:name="T36" style:family="text">
      <style:text-properties fo:font-weight="bold" officeooo:rsid="00611f61" style:font-weight-asian="bold" style:font-weight-complex="bold"/>
    </style:style>
    <style:style style:name="T37" style:family="text">
      <style:text-properties fo:font-weight="bold" officeooo:rsid="006200e3" style:font-weight-asian="bold" style:font-weight-complex="bold"/>
    </style:style>
    <style:style style:name="T38" style:family="text">
      <style:text-properties fo:font-weight="bold" officeooo:rsid="0062ff48" style:font-weight-asian="bold" style:font-weight-complex="bold"/>
    </style:style>
    <style:style style:name="T39" style:family="text">
      <style:text-properties fo:font-weight="bold" officeooo:rsid="00632c3a" style:font-weight-asian="bold" style:font-weight-complex="bold"/>
    </style:style>
    <style:style style:name="T40" style:family="text">
      <style:text-properties fo:font-weight="bold" officeooo:rsid="00666a6c" style:font-weight-asian="bold" style:font-weight-complex="bold"/>
    </style:style>
    <style:style style:name="T41" style:family="text">
      <style:text-properties fo:font-weight="bold" officeooo:rsid="00694fb9" style:font-weight-asian="bold" style:font-weight-complex="bold"/>
    </style:style>
    <style:style style:name="T42" style:family="text">
      <style:text-properties fo:font-weight="bold" officeooo:rsid="0069e7c7" style:font-weight-asian="bold" style:font-weight-complex="bold"/>
    </style:style>
    <style:style style:name="T43" style:family="text">
      <style:text-properties fo:font-weight="bold" officeooo:rsid="006b6470" style:font-weight-asian="bold" style:font-weight-complex="bold"/>
    </style:style>
    <style:style style:name="T44" style:family="text">
      <style:text-properties fo:font-weight="bold" officeooo:rsid="006c8165" style:font-weight-asian="bold" style:font-weight-complex="bold"/>
    </style:style>
    <style:style style:name="T45" style:family="text">
      <style:text-properties fo:font-weight="bold" officeooo:rsid="006e5669" style:font-weight-asian="bold" style:font-weight-complex="bold"/>
    </style:style>
    <style:style style:name="T46" style:family="text">
      <style:text-properties fo:font-weight="bold" officeooo:rsid="006fb09c" style:font-weight-asian="bold" style:font-weight-complex="bold"/>
    </style:style>
    <style:style style:name="T47" style:family="text">
      <style:text-properties fo:font-weight="bold" officeooo:rsid="0071586b" style:font-weight-asian="bold" style:font-weight-complex="bold"/>
    </style:style>
    <style:style style:name="T48" style:family="text">
      <style:text-properties fo:font-weight="bold" officeooo:rsid="00732f2e" style:font-weight-asian="bold" style:font-weight-complex="bold"/>
    </style:style>
    <style:style style:name="T49" style:family="text">
      <style:text-properties officeooo:rsid="0022e331"/>
    </style:style>
    <style:style style:name="T50" style:family="text">
      <style:text-properties officeooo:rsid="002580fa"/>
    </style:style>
    <style:style style:name="T51" style:family="text">
      <style:text-properties officeooo:rsid="0026bacc"/>
    </style:style>
    <style:style style:name="T52" style:family="text">
      <style:text-properties officeooo:rsid="002e3860"/>
    </style:style>
    <style:style style:name="T53" style:family="text">
      <style:text-properties officeooo:rsid="002fe16e"/>
    </style:style>
    <style:style style:name="T54" style:family="text">
      <style:text-properties officeooo:rsid="0030ea54"/>
    </style:style>
    <style:style style:name="T55" style:family="text">
      <style:text-properties officeooo:rsid="0033638b"/>
    </style:style>
    <style:style style:name="T56" style:family="text">
      <style:text-properties officeooo:rsid="00362350"/>
    </style:style>
    <style:style style:name="T57" style:family="text">
      <style:text-properties fo:font-weight="normal" officeooo:rsid="00362350" style:font-weight-asian="normal" style:font-weight-complex="normal"/>
    </style:style>
    <style:style style:name="T58" style:family="text">
      <style:text-properties fo:font-weight="normal" officeooo:rsid="0037764e" style:font-weight-asian="normal" style:font-weight-complex="normal"/>
    </style:style>
    <style:style style:name="T59" style:family="text">
      <style:text-properties fo:font-weight="normal" officeooo:rsid="0037bca4" style:font-weight-asian="normal" style:font-weight-complex="normal"/>
    </style:style>
    <style:style style:name="T60" style:family="text">
      <style:text-properties fo:font-weight="normal" officeooo:rsid="0039aa4b" style:font-weight-asian="normal" style:font-weight-complex="normal"/>
    </style:style>
    <style:style style:name="T61" style:family="text">
      <style:text-properties fo:font-weight="normal" officeooo:rsid="003a1ab1" style:font-weight-asian="normal" style:font-weight-complex="normal"/>
    </style:style>
    <style:style style:name="T62" style:family="text">
      <style:text-properties fo:font-weight="normal" officeooo:rsid="003b08b0" style:font-weight-asian="normal" style:font-weight-complex="normal"/>
    </style:style>
    <style:style style:name="T63" style:family="text">
      <style:text-properties fo:font-weight="normal" officeooo:rsid="003cdf01" style:font-weight-asian="normal" style:font-weight-complex="normal"/>
    </style:style>
    <style:style style:name="T64" style:family="text">
      <style:text-properties fo:font-weight="normal" officeooo:rsid="003d905a" style:font-weight-asian="normal" style:font-weight-complex="normal"/>
    </style:style>
    <style:style style:name="T65" style:family="text">
      <style:text-properties fo:font-weight="normal" officeooo:rsid="003f4354" style:font-weight-asian="normal" style:font-weight-complex="normal"/>
    </style:style>
    <style:style style:name="T66" style:family="text">
      <style:text-properties fo:font-weight="normal" officeooo:rsid="00402ce2" style:font-weight-asian="normal" style:font-weight-complex="normal"/>
    </style:style>
    <style:style style:name="T67" style:family="text">
      <style:text-properties fo:font-weight="normal" officeooo:rsid="00403980" style:font-weight-asian="normal" style:font-weight-complex="normal"/>
    </style:style>
    <style:style style:name="T68" style:family="text">
      <style:text-properties fo:font-weight="normal" officeooo:rsid="00411ec2" style:font-weight-asian="normal" style:font-weight-complex="normal"/>
    </style:style>
    <style:style style:name="T69" style:family="text">
      <style:text-properties fo:font-weight="normal" officeooo:rsid="004212f3" style:font-weight-asian="normal" style:font-weight-complex="normal"/>
    </style:style>
    <style:style style:name="T70" style:family="text">
      <style:text-properties fo:font-weight="normal" officeooo:rsid="00451e3a" style:font-weight-asian="normal" style:font-weight-complex="normal"/>
    </style:style>
    <style:style style:name="T71" style:family="text">
      <style:text-properties fo:font-weight="normal" officeooo:rsid="00470018" style:font-weight-asian="normal" style:font-weight-complex="normal"/>
    </style:style>
    <style:style style:name="T72" style:family="text">
      <style:text-properties fo:font-weight="normal" officeooo:rsid="0047b472" style:font-weight-asian="normal" style:font-weight-complex="normal"/>
    </style:style>
    <style:style style:name="T73" style:family="text">
      <style:text-properties fo:font-weight="normal" officeooo:rsid="0049585d" style:font-weight-asian="normal" style:font-weight-complex="normal"/>
    </style:style>
    <style:style style:name="T74" style:family="text">
      <style:text-properties fo:font-weight="normal" officeooo:rsid="004b6f2f" style:font-weight-asian="normal" style:font-weight-complex="normal"/>
    </style:style>
    <style:style style:name="T75" style:family="text">
      <style:text-properties fo:font-weight="normal" officeooo:rsid="004b8dd0" style:font-weight-asian="normal" style:font-weight-complex="normal"/>
    </style:style>
    <style:style style:name="T76" style:family="text">
      <style:text-properties fo:font-weight="normal" officeooo:rsid="004cacfe" style:font-weight-asian="normal" style:font-weight-complex="normal"/>
    </style:style>
    <style:style style:name="T77" style:family="text">
      <style:text-properties fo:font-weight="normal" officeooo:rsid="004e357a" style:font-weight-asian="normal" style:font-weight-complex="normal"/>
    </style:style>
    <style:style style:name="T78" style:family="text">
      <style:text-properties fo:font-weight="normal" officeooo:rsid="004e7f32" style:font-weight-asian="normal" style:font-weight-complex="normal"/>
    </style:style>
    <style:style style:name="T79" style:family="text">
      <style:text-properties fo:font-weight="normal" officeooo:rsid="004eedee" style:font-weight-asian="normal" style:font-weight-complex="normal"/>
    </style:style>
    <style:style style:name="T80" style:family="text">
      <style:text-properties fo:font-weight="normal" officeooo:rsid="004fc4ac" style:font-weight-asian="normal" style:font-weight-complex="normal"/>
    </style:style>
    <style:style style:name="T81" style:family="text">
      <style:text-properties fo:font-weight="normal" officeooo:rsid="004fdc4b" style:font-weight-asian="normal" style:font-weight-complex="normal"/>
    </style:style>
    <style:style style:name="T82" style:family="text">
      <style:text-properties fo:font-weight="normal" officeooo:rsid="00512157" style:font-weight-asian="normal" style:font-weight-complex="normal"/>
    </style:style>
    <style:style style:name="T83" style:family="text">
      <style:text-properties fo:font-weight="normal" officeooo:rsid="00519f2e" style:font-weight-asian="normal" style:font-weight-complex="normal"/>
    </style:style>
    <style:style style:name="T84" style:family="text">
      <style:text-properties fo:font-weight="normal" officeooo:rsid="00537f3d" style:font-weight-asian="normal" style:font-weight-complex="normal"/>
    </style:style>
    <style:style style:name="T85" style:family="text">
      <style:text-properties fo:font-weight="normal" officeooo:rsid="00547a20" style:font-weight-asian="normal" style:font-weight-complex="normal"/>
    </style:style>
    <style:style style:name="T86" style:family="text">
      <style:text-properties fo:font-weight="normal" officeooo:rsid="0054f744" style:font-weight-asian="normal" style:font-weight-complex="normal"/>
    </style:style>
    <style:style style:name="T87" style:family="text">
      <style:text-properties fo:font-weight="normal" officeooo:rsid="0056dfd4" style:font-weight-asian="normal" style:font-weight-complex="normal"/>
    </style:style>
    <style:style style:name="T88" style:family="text">
      <style:text-properties fo:font-weight="normal" officeooo:rsid="0058a8e4" style:font-weight-asian="normal" style:font-weight-complex="normal"/>
    </style:style>
    <style:style style:name="T89" style:family="text">
      <style:text-properties fo:font-weight="normal" officeooo:rsid="005973dd" style:font-weight-asian="normal" style:font-weight-complex="normal"/>
    </style:style>
    <style:style style:name="T90" style:family="text">
      <style:text-properties fo:font-weight="normal" officeooo:rsid="005a13c3" style:font-weight-asian="normal" style:font-weight-complex="normal"/>
    </style:style>
    <style:style style:name="T91" style:family="text">
      <style:text-properties fo:font-weight="normal" officeooo:rsid="005a80bf" style:font-weight-asian="normal" style:font-weight-complex="normal"/>
    </style:style>
    <style:style style:name="T92" style:family="text">
      <style:text-properties fo:font-weight="normal" officeooo:rsid="005c4235" style:font-weight-asian="normal" style:font-weight-complex="normal"/>
    </style:style>
    <style:style style:name="T93" style:family="text">
      <style:text-properties fo:font-weight="normal" officeooo:rsid="005cf105" style:font-weight-asian="normal" style:font-weight-complex="normal"/>
    </style:style>
    <style:style style:name="T94" style:family="text">
      <style:text-properties fo:font-weight="normal" officeooo:rsid="005d3589" style:font-weight-asian="normal" style:font-weight-complex="normal"/>
    </style:style>
    <style:style style:name="T95" style:family="text">
      <style:text-properties fo:font-weight="normal" officeooo:rsid="005e01c3" style:font-weight-asian="normal" style:font-weight-complex="normal"/>
    </style:style>
    <style:style style:name="T96" style:family="text">
      <style:text-properties fo:font-weight="normal" officeooo:rsid="005e6820" style:font-weight-asian="normal" style:font-weight-complex="normal"/>
    </style:style>
    <style:style style:name="T97" style:family="text">
      <style:text-properties fo:font-weight="normal" officeooo:rsid="005f491e" style:font-weight-asian="normal" style:font-weight-complex="normal"/>
    </style:style>
    <style:style style:name="T98" style:family="text">
      <style:text-properties fo:font-weight="normal" officeooo:rsid="00611f61" style:font-weight-asian="normal" style:font-weight-complex="normal"/>
    </style:style>
    <style:style style:name="T99" style:family="text">
      <style:text-properties fo:font-weight="normal" officeooo:rsid="006200e3" style:font-weight-asian="normal" style:font-weight-complex="normal"/>
    </style:style>
    <style:style style:name="T100" style:family="text">
      <style:text-properties fo:font-weight="normal" officeooo:rsid="0062ff48" style:font-weight-asian="normal" style:font-weight-complex="normal"/>
    </style:style>
    <style:style style:name="T101" style:family="text">
      <style:text-properties fo:font-weight="normal" officeooo:rsid="00632c3a" style:font-weight-asian="normal" style:font-weight-complex="normal"/>
    </style:style>
    <style:style style:name="T102" style:family="text">
      <style:text-properties officeooo:rsid="0069e7c7"/>
    </style:style>
    <style:style style:name="T103" style:family="text">
      <style:text-properties officeooo:rsid="006e56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50059144703877417" text:style-name="L1">
        <text:list-item>
          <text:p text:style-name="P1"><text:span text:style-name="T3"><text:line-break/>who I am + title</text:span><text:span text:style-name="T1"> Hello, my name is Razvan Marinescu and I am a final year PhD student at University College London. Thank you for inviting me to present my PhD work, which is titled “disease progression modelling of Alzheimer's Disease Subtypes”.</text:span></text:p>
        </text:list-item>
        <text:list-item>
          <text:p text:style-name="P1"><text:span text:style-name="T3"><text:line-break/>about me</text:span><text:span text:style-name="T1"> Before I start, let me say a few words about myself. I grew up in a town in southern Romania called Pitesti where I attended the Bratianu high-school, which you can see on the right. Afterwards, I started a 4-year degree in Computer Science at Imperial College London, and upon graduating, I decided I wanted to do research so I started a Master and then a PhD in Medical Imaging at University College London, where I've been working with Prof. Daniel Alexander on disease progression modelling.</text:span></text:p>
        </text:list-item>
        <text:list-item>
          <text:p text:style-name="P22"><text:span text:style-name="T2">POND</text:span> In London, I'm part of the group called Progression of neurodegenerative diseases, or POND, which is part of a wider group called Center for Medical Image Computing. </text:p>
        </text:list-item>
        <text:list-item>
          <text:p text:style-name="P22"><text:line-break/><text:span text:style-name="T2">POND computational models</text:span> One aim of POND is to develop computational models for disease progression, and over the past few years several models such as the Event-based Model, the differential equation model, Gaussian Process Regression and Subtype and Stage Inference have been developed.</text:p>
        </text:list-item>
        <text:list-item>
          <text:p text:style-name="P22"><text:line-break/><text:span text:style-name="T2">POND applications</text:span> We also take all these models and apply them to study the evolution of many diseases such as typical AD, familial AD, multiple sclerosis and Huntington's disease. Now let me say a few words about Alzhemer's disease, which is the main disease that I'll be focusing on during my talk. </text:p>
        </text:list-item>
        <text:list-item>
          <text:p text:style-name="P1"><text:span text:style-name="T3"><text:line-break/>alzheimer's disease - </text:span><text:span text:style-name="T40">measurable biomarkers</text:span><text:span text:style-name="T1"> </text:span><text:span text:style-name="T3">exist </text:span><text:span text:style-name="T1">So Alzheimer's disease is a neurodegenerative disease that is the usual cause of dementia. The symptoms are usually memory problems. Unfortunately, there exist no treatments that stop or slow down cognitive decline. </text:span><text:bookmark-start text:name="__DdeLink__5453_139125596"/><text:span text:style-name="T1">There are many types of markers, commonly called biomarkers, that can be used to assess the severity of the disease: one marker is the amount of misfolded amyloid-beta in the brain, or tau proteins, and then also other more high-level markers such as brain atrophy, as measured with structural MRI or cognitive tests such as MMSE or ADAS.</text:span><text:bookmark-end text:name="__DdeLink__5453_139125596"/></text:p>
        </text:list-item>
        <text:list-item>
          <text:p text:style-name="P1"><text:span text:style-name="T3"><text:line-break/>biomarker evolution across disease timeline</text:span><text:span text:style-name="T1"> These markers usually have normal values in controls and they become abnormal as the disease progresses, some earlier in <text:s/>the disease process and some later. This has thus inspired Jack et al to publish the hypothetical model of disease progression, where they observed that in most AD patients amyloid beta levels become abnormal first in the disease process, followed by tau accumulation. By the time patients reach MCI status, they start showing brain atrophy as measured by MRI, and then cognitive decline. The precise timing and speed at which these biomarkers become abnormal provides a unique signature of the disease. This unique signature can be very useful for staging patients, which can be used for patient stratification in clinical trials: that means selecting the right subjects for the clinical trial. One question still remains though, how do we construct such a model in practice?</text:span></text:p>
        </text:list-item>
        <text:list-item>
          <text:p text:style-name="P1"><text:span text:style-name="T4"><text:line-break/></text:span><text:span text:style-name="T41">Building a quantitative picture through </text:span><text:span text:style-name="T4">disease progression modelling</text:span><text:span text:style-name="T49"> We can construct such a picture in a quantitative manner using specialised mathematical models called disease progression models. They work as follows: Imagine you have three subjects, for which you make measurements of the hippocampal volume over a few clinical visits. Each subject would be also at different stages of the disease, where the first subject is at early stage and the last subject is at later stages. A disease progression model would simply fit an interpolating line in between these measurements, which would represent the average evolution of the hippocampus in the whole population. This look very simple, but actually in practice it is much more complicated, because we are offered instead a picture like the one on the right. This is because we don't know the disease stages of the subjects when they come to the clinic. Notice the change in the x-axis label, where we now show the time since baseline visit instead of disease stage. In real datasets, these measurements actually look quite horrible, as you can see in these images, and is thus very hard to disentangle the true trajectory on the right from the measurements on the left. We thus need some kind of model to be able to go from the picture on the left to the one on the right. And this is what a disease </text:span><text:soft-page-break/><text:span text:style-name="T49">progression model is. Moreover, the model should also be able to deal with other challenges, such as the fact that biomarkers have different trajectory shapes, that the cohort is heterogenous, since patients can have different underlying pathologies and hence different progression patterns, and that the control population is not well defined, because it can include amyloid positive subjects.</text:span></text:p>
        </text:list-item>
        <text:list-item>
          <text:p text:style-name="P2"><text:line-break/><text:span text:style-name="T42">AD has subtypes -</text:span><text:span text:style-name="T102"> </text:span><text:span text:style-name="T5">Posterior Cortical Atrophy</text:span><text:span text:style-name="T50"> So now that I've explained what alzheimer's disease is and what disease progression modelling means, let me say a few words about Alzheimer's subtypes. There are a few known AD subtypes: one of them is Posterior Cortical Atrophy, but there are many other neuropathological subtypes, such as limbic predominant and hippocampal sparing. I'll concentrate though on Posterior Cortical Atrophy, which is the main subtype of my talk. Posterior Cortical Atrophy, or PCA, not to be confused with Principal Component Analysis, is considered an atypical variant of AD, where the main symptoms are vision deficits: patinets have blurred vision, they cannot read, they cannot recognise objects or faces, etc … but their memory is not affected in early stages. In terms of neuropathology, we observe atrophy mostly in the posterior part of the brain, as you can see in the picture on the left, with typical AD atrophy focusing instead more on the temporal lobe. Finally, PCA is very rare, as only around 5% of all AD cases are diagnosed with PCA.</text:span></text:p>
        </text:list-item>
        <text:list-item>
          <text:p text:style-name="P3"><text:line-break/><text:span text:style-name="T6">My PhD Project Aim</text:span><text:span text:style-name="T51"> Ok, so now that I've explained all of this, let me say what is the aim of my phd project. First of all, I want to study the progression of atrophy in two distinct diseases: AD and PCA. This generally involves obtaining a picture like the one here, which shows the order in which brain regions become abnormal during the disease process, where white regions are normal and blue regions are abnormal. Secondly, I'm also interested to develop novel disease progression models, which generally involves some maths. The motivation for doing this is because it would enable us to gain basic biological insight into the disease. We can also get diagnosis and prognosis information, which would make these models valuable tools in the clinics, and that staging can help stratification of patients in clinical trials, which means we select subjects which are at the same stages and thus like to respond similarly to treatments.</text:span></text:p>
        </text:list-item>
        <text:list-item>
          <text:p text:style-name="P4"><text:span text:style-name="T51"><text:line-break/></text:span><text:span text:style-name="T6">My PhD contributions</text:span><text:span text:style-name="T51"> Now I'll present my contributions during the Phd so far. First of all, I'll present my modelling of PCA and tAD progression using two models: the event-based model and a differential equation model. Next, I'll talk about how I compared the performance of several of these models, in order to find out which one is more accurate and in which situations. Next, I'll talk about a novel disease progression model which I've presented at IPMI a few months ago. And finally, I'll talk about the TADPOLE, which is a competition to predict future biomarkers in AD. Ok, so let's start with the modelling of PCA and tAD using the EBM model.</text:span></text:p>
        </text:list-item>
        <text:list-item>
          <text:p text:style-name="P5"><text:span text:style-name="T51"><text:line-break/></text:span><text:span text:style-name="T6">PCA and tAD atrophy progression</text:span><text:span text:style-name="T51"> So the clinical question we wanted to anwer was very simple: we wanted to find out the order in which gray matter regions become atrophied in PCA as compared to AD. In order to answer this, we used a unique cohort from the Dementia Research Center which contained quite a large number of PCA subjects, around 70. This is quite a large number, given that PCA is such a rare disease, and I was personally very excited to work with this dataset. The dataset also contained a similar number of AD patients and age-matched controls. The impact of the work is quite substantial, as this is the first major investigation of PCA disease progression, since previous studies only used a few case studies. </text:span></text:p>
        </text:list-item>
        <text:list-item>
          <text:p text:style-name="P6"><text:span text:style-name="T51"><text:line-break/>TODO: create EBM cartoon starting from hypothetical model and simplifying (step-functions, then no time).<text:line-break/></text:span><text:span text:style-name="T6">Event-Based Model</text:span><text:span text:style-name="T51"> In order to find out the progression in PCA vs tAD, we used a mathematical model called the Event-Based Model, which models the progression of atrophy as a sequence of discrete abnormality events. The model works as follows: on the data of one biomarker, we fit a gaussian mixture model, where one distribution corresponds to normal values and the other to abnormal values. Next, we repeat for all the biomarkers independently and then use these distributions to find a permutation of the biomarkers (called event sequence), which shows the order in which biomarkers transition from the normal </text:span><text:soft-page-break/><text:span text:style-name="T51">state to the abnormal state. We thus construct a bayesian model of the sequence likelihood, and then find the sequence and other model parameters that maximise this likelihood. We perform this maximisation using a simplified version of MCMC sampling called greedy ascent. </text:span></text:p>
        </text:list-item>
        <text:list-item>
          <text:p text:style-name="P6"><text:span text:style-name="T51"><text:line-break/></text:span><text:span text:style-name="T6">PCA and tAD show different progression</text:span><text:span text:style-name="T51"> These are the results of the EBM applied to PCA and tAD independently. We found that the two diseases show different progression patterns. In PCA, we find that the occipital and superior parietal areas are the first to become abnormal. On the other hand, in tAD we find that the hippocampus and temporal areas are the first to become abnormal. This also agrees with previous findings in the literature. </text:span></text:p>
        </text:list-item>
        <text:list-item>
          <text:p text:style-name="P7"><text:line-break/><text:span text:style-name="T7">Subtypes within PCA have </text:span><text:span text:style-name="T8">distinct</text:span><text:span text:style-name="T7"> progressions </text:span><text:span text:style-name="T8">matching predicted ROIs</text:span><text:span text:style-name="T52"> We then wanted to look into different subtypes within PCA. We did this because we knew that our PCA cohort was heterogenous, and different PCA patients actually show differences both clinically and neuropathologically. We therefore split our PCA cohort into three subgroups based on cognitive scores: basic visual impariment where subjects showed purely vision deficits, space perception impairment where subjects showed spatially and object perception impairment. and ran the EBM on each subgroup independently. We found that there are also differences in the progression patterns of these subtypes, which matched with the regions we expected to be involved in the different type of cognitive impairment of each subgroup.</text:span></text:p>
        </text:list-item>
        <text:list-item>
          <text:p text:style-name="P7"><text:line-break/><text:span text:style-name="T8">EBM </text:span><text:span text:style-name="T43">limitation</text:span><text:span text:style-name="T53"> So this is great, so far we managed to find out the order of abnormality within each subgroup, but what the EBM can't give us is information about the speed of atrophy or about the time that passed between these discrete events. In order to find out this kind of information, we used a different kind of model called the differential equation model, which brings me to the second contribution of my phd. </text:span></text:p>
        </text:list-item>
        <text:list-item>
          <text:p text:style-name="P7"><text:line-break/><text:span text:style-name="T8">Differential Equation Model – Overview</text:span><text:span text:style-name="T53"> The differential equation model works as follows: we first fit linear trajectories on short-term longitudinal data of each subject. We then extract the slope of these lines and scatter plot them against the average biomarker value of these measurements. We then fit a non-parametric model such as gaussian processes to these slope points. Finally, we take this model, shown rotated by 90 degrees in the last figure, and integrate it to recover the biomarker trajectory. So at the points where the rate of change is almost zero, the integrated trajectory is flat (its derivative is zero). While at the points where the rate of change model is smallest, on the negative side, the trajectory shows a fast decrease. <text:line-break/>Stop, and ask if there are questions</text:span></text:p>
        </text:list-item>
        <text:list-item>
          <text:p text:style-name="P7"><text:line-break/><text:span text:style-name="T9">DEM recapitulates differences in PCA vs tAD progression</text:span><text:span text:style-name="T54"> Ok, so after implementing this model we applied it to the two cohorts, PCA and tAD. What we found was, as in previous results with the EBM, that the PCA subjects show early and rapid atrophy in posterior regions (occipital and parietal), while tAD actually showed a much more global pattern of atrophy, with significant early atrophy in the hippocampus. While these results are in line with previous EBM results, we now have information regarding the rate of atrophy and its extent.</text:span></text:p>
        </text:list-item>
        <text:list-item>
          <text:p text:style-name="P7"><text:line-break/><text:span text:style-name="T10">How can we compare EBM and DEM? </text:span><text:span text:style-name="T44">Through performance evaluation</text:span><text:span text:style-name="T55"> So we've seen how we can apply two different models to study the progression of PCA and tAD. However, we were also interested to find out which of these models is better at estimating patient stages, or at performing <text:s/>other tasks such as differential diagnosis. This is what the next section is all about, namely performance evaluation of these models.</text:span></text:p>
        </text:list-item>
        <text:list-item>
          <text:p text:style-name="P7"><text:line-break/><text:span text:style-name="T11">Why evaluate performance of disease progression models?</text:span><text:span text:style-name="T56"> So, as I previously mentioned, several disease progression models have been proposed in the literature. Each one of these models has different advantages and limitations. What nobody yet explored was how to quantitatively compare their performance, in order to say which one is better and in which scenario. My aim therefore was to develop performance criteria or metrics for disease progression models, and to use them in evaluating the </text:span><text:soft-page-break/><text:span text:style-name="T56">performance of such models.</text:span></text:p>
        </text:list-item>
        <text:list-item>
          <text:p text:style-name="P7"><text:line-break/><text:span text:style-name="T45">Need to define</text:span><text:span text:style-name="T103"> </text:span><text:span text:style-name="T11">Performance metrics </text:span><text:span text:style-name="T57">I therefore proposed 4 types of performance metrics: two staging consistency metrics, which test whether stages estimated for follow-up visits are higher than stages estimated at baseline visit, which is in line with our understanding of AD as a progressive disorder. And two time-lapse metrics, which predict how well the model can predict the time that elapsed between two visits to the clinic. The difference here between hard and soft simply means that the soft metrics take into account uncertainty in the model staging, which makes them more general than the hard versions. </text:span></text:p>
        </text:list-item>
        <text:list-item>
          <text:p text:style-name="P7"><text:span text:style-name="T57"><text:line-break/></text:span><text:span text:style-name="T12">Models tested</text:span><text:span text:style-name="T58"> I then tested these metrics on several disease progression models: 1. the EBM 2. the DEM and 3. three improved fitting procedures for EBM and DEM. </text:span><text:span text:style-name="T59">We are particularly interested to see whether the metrics are sensitive to </text:span><text:span text:style-name="T60">differences between the EBM and DEM, and to </text:span><text:span text:style-name="T59">changes between the improved fitting procedures and standard procedures.</text:span></text:p>
        </text:list-item>
        <text:list-item>
          <text:p text:style-name="P7"><text:span text:style-name="T59"><text:line-break/></text:span><text:span text:style-name="T13">Metrics are sensitive to differences</text:span><text:span text:style-name="T60"> We indeed find that some of the metrics were sensitive to different models. For example, we find that the soft staging consistency finds wide discrepancies between the EBM and the DEM methods. Furthermore, we also find that both consistency metrics find differences between the improved </text:span><text:span text:style-name="T61">model </text:span><text:span text:style-name="T60">fitting procedures and the standard fitting procedures. </text:span><text:span text:style-name="T63">In terms of the time-lapse metrics, we could only compute these for the differential equation models because there is no notion of time in the EBM. </text:span><text:span text:style-name="T62">However, the</text:span><text:span text:style-name="T63">se</text:span><text:span text:style-name="T62"> metrics don't give any significant differences between the DEM standard method versus optimised method. The same results are recapitulated in typical AD subjects. </text:span><text:span text:style-name="T63">Finally</text:span><text:span text:style-name="T62">, this work is still in progress. </text:span></text:p>
        </text:list-item>
        <text:list-item>
          <text:p text:style-name="P7"><text:span text:style-name="T62"><text:line-break/></text:span><text:span text:style-name="T14">Future work on performance evaluation </text:span><text:span text:style-name="T63">What I plan to do next is to compute other performance measures, such as prediction of biomarker values or direct comparison with known true parameters, and evaluate other classes of disease progression models and even try them on different datasets or feature sets.</text:span></text:p>
        </text:list-item>
        <text:list-item>
          <text:p text:style-name="P7"><text:span text:style-name="T63"><text:line-break/></text:span><text:span text:style-name="T14">Overview - Make short summary and introduce vertexwise model <text:line-break/></text:span><text:span text:style-name="T63">Make a pause and ask if people have any questions?</text:span><text:span text:style-name="T14"><text:line-break/></text:span><text:span text:style-name="T63">Ok, so far we saw quite a few things: I showed how we modelled the progression of typical AD and PCA using two different models, and then I showed how to compare their performance. One key thing about these models is that they use a set of predefined ROI regions as their biomarkers. This is not entirely desirable, due to reasons I'll explain in a minute, and thus led me to work on developing a novel model that can model progression at a much higher spatial resolution, more precisely individual voxels or vertices in the brain. This work I presented at IPMI this year. </text:span><text:span text:style-name="T64">Let's see how the model works.</text:span></text:p>
        </text:list-item>
        <text:list-item>
          <text:p text:style-name="P7"><text:span text:style-name="T64"><text:line-break/></text:span><text:span text:style-name="T15">Modelling Aim</text:span><text:span text:style-name="T64">: So my aim was to build a disease progression model of pathology over the brain that had three key features: 1. it avoids a pre-defined ROI parcellation, due to the fact that we know atrophy in AD is highly dispersed and disconnected, 2. it avoids a simplistic spatial correlation structure, such as that given by a distance function and 3. it avoids simplistic biomarker trajectories. It should be noted that all of these are features of current disease progression models. Therefore, this ultimatelly leads us to a technique that simultaneously: 1. parcellates the brain into disconnected components that undergo similar disease progression and 2. estimated biomarker trajectories. </text:span></text:p>
        </text:list-item>
        <text:list-item>
          <text:p text:style-name="P7"><text:span text:style-name="T64"><text:line-break/></text:span><text:span text:style-name="T15">Further motivation </text:span><text:span text:style-name="T46">for going vertexwise – </text:span><text:span text:style-name="T47">atrophy correlated with functional networks</text:span><text:span text:style-name="T15">: </text:span><text:span text:style-name="T64">More precisely, our aim is to move from an ROI based analysis to a voxelwise analysis. This is further motivated by the fact that it has been shown by Seeley et al in 2009 that atrophy patterns correlate with functional networks, which are not spatially connected. More precisely, they looked at 5 distinct syndromes and found that atrophy patterns correlate with intrinsic functional connectivity networks from healthy controls. </text:span><text:span text:style-name="T65">We therefore believe doing a voxelwise analysis will enable us to understand much better the connection between these atrophy patterns and functional networks. </text:span><text:span text:style-name="T66">Another motivation for this is that we believe it would enable a better biomarker prediction and disease staging. </text:span></text:p>
        </text:list-item>
        <text:list-item>
          <text:p text:style-name="P7"><text:soft-page-break/><text:span text:style-name="T66"><text:line-break/></text:span><text:span text:style-name="T16">Previous models assume pre-defined ROIs</text:span><text:span text:style-name="T67"> So as I mentioned earlier, there have been many previous models of disease progression published in the literature, but they all assume a pre-defined ROI </text:span><text:span text:style-name="T68">parcellation.</text:span></text:p>
        </text:list-item>
        <text:list-item>
          <text:p text:style-name="P7"><text:span text:style-name="T68"><text:line-break/></text:span><text:span text:style-name="T17">Voxelwise model </text:span><text:span text:style-name="T18">exists but imposes spatial correlation</text:span><text:span text:style-name="T17"> </text:span><text:span text:style-name="T69">One model in particular that does not assume such a static parcellation is the voxelwise disease progression model by Bilgel et al. This model was built on PET data measuring amyloid load at each voxel in the brain, and it estimates a unique trajectory for each voxel. However, the model uses a spatial correlation function, which again does not allow us to find disconnected or dispersed patterns of atrophy. We therefore try to avoid imposing spatial correlation. </text:span></text:p>
        </text:list-item>
        <text:list-item>
          <text:p text:style-name="P7"><text:span text:style-name="T69"><text:line-break/></text:span><text:span text:style-name="T19">Model idea: combine clustering and disease progression</text:span><text:span text:style-name="T70"> </text:span><text:span text:style-name="T71">TODO: add clustering and disease progression side by side, explain why each individually is not good then say we can combine them.<text:line-break/><text:line-break/>Our idea is to combine two techniques: clustering and disease progression modelling. The rationale for this is as follows: is we use disease progression modelling alone, we will use static ROIs like previous models have done. On the other hand, if we do clustering alone, we will not be able to estimate the biomarker trajectories for each cluster and the disease stages of individual patients. We therefore combine both techniques to get both the advantages of dynamic ROIs or clusters that group together points on the brain, while also being able to estimate the evolution of pathology within each cluster and disease stages for every subject. </text:span></text:p>
        </text:list-item>
        <text:list-item>
          <text:p text:style-name="P8"><text:span text:style-name="T71"><text:line-break/></text:span><text:span text:style-name="T74">Idea: have one slide where I build up all the steps, from top to bottom: model disease stages → one vertex → many vertices → many vertices, unknown assig</text:span><text:span text:style-name="T75">n</text:span><text:span text:style-name="T74">ment to clusters<text:line-break/></text:span><text:span text:style-name="T91">Idea2: build a picture with many brains aligned, strike a line across to show a vertex, </text:span><text:span text:style-name="T92">then show how you can build a trajectory.</text:span><text:span text:style-name="T71"><text:line-break/></text:span><text:span text:style-name="T20">Step 1.</text:span><text:span text:style-name="T72"> </text:span><text:span text:style-name="T20">Model disease score for each patient </text:span><text:span text:style-name="T72">Our method works as follows: we first assume that each subject has an associated disease progression score sij for subject I at visit j, which is an affine transformation of its age at that visit. To remind ourselves, the reason we model this disease progression score is because patients are at different stages when they come to the clinic. In this equation, alpha is the progression speed for each individual subject, showing how fast they progress, and beta is its time shift, showing where exactly they are on the disease progression timeline.</text:span></text:p>
        </text:list-item>
        <text:list-item>
          <text:p text:style-name="P8"><text:span text:style-name="T72"><text:line-break/> </text:span><text:span text:style-name="T21">Step 2. Model trajectory of one </text:span><text:span text:style-name="T23">vertex</text:span><text:span text:style-name="T21"> </text:span><text:span text:style-name="T22">on the brain</text:span><text:span text:style-name="T73"> </text:span><text:span text:style-name="T23">surface</text:span><text:span text:style-name="T74"> </text:span><text:span text:style-name="T73">Once we </text:span><text:span text:style-name="T75">model the stages of subjects, we need to look at how to model the trajectories of our biomarkers. </text:span><text:span text:style-name="T76">However, instead of having static ROIs as biomarkers, let's assume we have individual vertices, or points on the brain surface and each one of these points measure cortical thickness or other type of pathology. We therefore assume each cortical thickness measurement follows a sigmoidal trajectory along the disease progression. The reason for choosing a sigmoidal curve is because of simplicity and because many biomarkers like cortical thickness plateau after a while. We also assume gaussian noise along this sigmoidal trajectory. The model we get so far sais that the likelihood of observing a particular cortical thickness V at location l in subject I timepoint j is centered around the trajectory value corresponding to the disease score of the subject, and having noise level sigma k. </text:span></text:p>
        </text:list-item>
        <text:list-item>
          <text:p text:style-name="P9"><text:span text:style-name="T76"><text:line-break/></text:span><text:span text:style-name="T24">Model overview slide </text:span><text:span text:style-name="T76">So far we have modelled the progression </text:span><text:span text:style-name="T77">of atrophy in only one vertex or point on the brain. The next question is how to extend our model to all the vertices on the brain surface. </text:span></text:p>
        </text:list-item>
        <text:list-item>
          <text:p text:style-name="P9"><text:span text:style-name="T77"><text:line-break/></text:span><text:span text:style-name="T25">Generalise over all vertices on the brain</text:span><text:span text:style-name="T80"> </text:span><text:span text:style-name="T77">This is not trivial, because in our dataset we had more than 160,000 such vertices and it is infeasible to model a unique trajectory for each one of them. The idea is to therefore group vertices with similar progression dynamics into clusters. We do that by defining a latent variable, Zl, to denote the cluster that generated the measurements from vertex l, and re-write the previous equation, simply replacing cluster index k with Zl. The next step is then simple. Given we know the </text:span><text:soft-page-break/><text:span text:style-name="T77">assignment Z of vertices to clusters, we simply take the previous likelihood term and multiply it over all the subjects and visits and over all the possible locations l on the brain surface </text:span><text:span text:style-name="T78">to get the total model likelihood of observing all measurements over a particular assignment Z of vertices to clusters. </text:span><text:span text:style-name="T79">Here we assumed independence across subjects and voxels in different clusters. </text:span></text:p>
        </text:list-item>
        <text:list-item>
          <text:p text:style-name="P10"><text:span text:style-name="T79"><text:line-break/></text:span><text:span text:style-name="T24">Model overview slide </text:span><text:span text:style-name="T80">Ok, we are almost there. One final problem we need to address is that we don't know variables Z, which assign vertices to clusters. </text:span><text:span text:style-name="T81">We can deal with this problem by simply marginalising over the hidden variables Zl to get the final model likelihood, where we summed over all the possible values that Zl can take. And, this is our model. Just to recap, we modelled different disease scores for every individual subject, then we modelled a trajectory for one vertex on the brain surface, and then we extended that for all vertices on the brain. </text:span></text:p>
        </text:list-item>
        <text:list-item>
          <text:p text:style-name="P10"><text:span text:style-name="T81"><text:line-break/></text:span><text:span text:style-name="T26">Summary: Model clusters vertices according to disease dynamics</text:span><text:span text:style-name="T81"> In summary, we have a model that groups together vertices on the brain surface according to disease progression dynamics. And as you can see in the diagram, for each cluster we estimate a unique trajectory of cortical thickness. The model also estimates subject progression scores. The parameters that we have to estimate are therefore alpha and beta, the subject progression speed and time shift, and theta and sigma, the cluster specific parameters.</text:span></text:p>
        </text:list-item>
        <text:list-item>
          <text:p text:style-name="P10"><text:span text:style-name="T81"><text:line-break/></text:span><text:span text:style-name="T27">Model fitting</text:span><text:span text:style-name="T82"> We fit the model using a popular technique called Expectation-Maximisation. We choose EM because it is computationally intractable to perform the optimisation using other techniques such as gradient methods or sampling. </text:span><text:span text:style-name="T83">In the E-step of EM, we simply estimate the assignment of vertices to clusters using a closed-form derived formula from the EM framework. In the M-step, we then update the trajectories of each cluster and the subject-specific progression scores. It should be noted that the M-step does not have a closed-form analytical solution, so in order to estimate these parameters we need to perform numerical optimisation. </text:span></text:p>
        </text:list-item>
        <text:list-item>
          <text:p text:style-name="P10"><text:span text:style-name="T83"><text:line-break/></text:span><text:span text:style-name="T28">Numerical optimisation</text:span><text:span text:style-name="T83"> We perform the numerical optimisation with an algorithm called BFGS, which provides a fast converge because it uses the first derivative of the objective function, which we need to provide. However, since we don't find the global maximum anymore, and only an approximate solution, are we still guaranteed that the EM algorithm will eventually converge? The answer is yes, since it has been shown in the past that EM still converges with a partial M-step.</text:span></text:p>
        </text:list-item>
        <text:list-item>
          <text:p text:style-name="P11"><text:span text:style-name="T83"><text:line-break/></text:span><text:span text:style-name="T28">Parameter Initialisation (new slide)</text:span><text:span text:style-name="T83"> </text:span><text:span text:style-name="T84">In order to start the EM algorithm, we need to initialise a few parameters. We decide to start EM from the M-step, so we need to initialise alpha, beta and zlk (show M-step equation). We set alpha=1 and beta=0, which simply means that we set the disease score of the subject to be their age. We further initialise zlk, the assignment of vertices to clusters using k-means clustering, where the feature vector for each vertex l is represented by all the measurements for all subjects at that l</text:span><text:span text:style-name="T91">o</text:span><text:span text:style-name="T84">cation.</text:span></text:p>
        </text:list-item>
        <text:list-item>
          <text:p text:style-name="P12"><text:span text:style-name="T84"><text:line-break/></text:span><text:span text:style-name="T29">Finding the optimal number of clusters</text:span><text:span text:style-name="T84"> The model we developed also requires us to a-priori set the number of clusters. We decide to do that using the BIC criterion, where we used 5 parameters for each cluster and 2 parameters for each subject in the BIC formula. </text:span></text:p>
        </text:list-item>
        <text:list-item>
          <text:p text:style-name="P12"><text:span text:style-name="T84"><text:line-break/></text:span><text:span text:style-name="T30">Results outline</text:span><text:span text:style-name="T85"> We now show the results</text:span><text:span text:style-name="T84"> </text:span><text:span text:style-name="T85">of our model. I'll first show that is works on synthetic data, and then on two datasets: ADNI and our local cohort from the Dementia Research Center, UK. I'll then show how I validated the model in terms of robustness and staging consistency and finally some more recent results that I've not yet published.</text:span></text:p>
        </text:list-item>
        <text:list-item>
          <text:p text:style-name="P13"><text:span text:style-name="T85"><text:line-break/></text:span><text:span text:style-name="T48">P</text:span><text:span text:style-name="T31">reliminary simulation</text:span><text:span text:style-name="T89"> - </text:span><text:span text:style-name="T31">Model </text:span><text:span text:style-name="T48">can </text:span><text:span text:style-name="T31">recover trajectories </text:span><text:span text:style-name="T86">After implementing the model, I </text:span><text:span text:style-name="T87">performed </text:span><text:span text:style-name="T86">a preliminary simulation to check if the model worked. </text:span><text:span text:style-name="T87">I generated three trajectories in red corresponding to three clusters, and then perturbed them to get the gray lines. The reason for perturbing them was to generate one slightly different trajectory for each vertex individually. I then generated subject data along </text:span><text:soft-page-break/><text:span text:style-name="T87">these gray trajectories, where each subject had different disease scores. I ran the model on this data and it managed to recover the underlying trajectories and the subject disease scores. There are still some errors in these late disease scores, which are due to the fact that there is no change in the biomarker trajectories in late stages. </text:span><text:span text:style-name="T88">This is a classical problem in our field, for which I don't know any solution apart from setting some suitable priors on the parameters.</text:span></text:p>
        </text:list-item>
        <text:list-item>
          <text:p text:style-name="P12"><text:span text:style-name="T88"><text:line-break/></text:span><text:span text:style-name="T31">Model performance drops as simulations get difficult </text:span><text:span text:style-name="T89">We further </text:span><text:span text:style-name="T90">performed several stress tests to see when does the model break down in three scenarios: when the trajectories become similar to each other, when the number of clusters becomes large, or when the number of subjects is decreasing. What we found was that as the cluster trajectories were becoming more and more similar, the model performance dropped. A similar trend was observed also when the number of clusters was becoming larger. However, the model performance didn't seem to be affected when the number of subjects was decreasing, suggesting it is still robust even when around 20 subjects are used, providing the trajectories are well separated.</text:span></text:p>
        </text:list-item>
        <text:list-item>
          <text:p text:style-name="P14"><text:span text:style-name="T90"><text:line-break/></text:span><text:span text:style-name="T91">(Take out the preprocessing part)</text:span><text:span text:style-name="T90"><text:line-break/></text:span><text:span text:style-name="T32">Application to ADNI and UCL DRC datasets</text:span><text:span text:style-name="T91"> After we tested the model on synthetic data, we then ran it on two patient datasets: ADNI, since it is a well-known, large dataset and the DRC dataset, since it contained a number of PCA subjects alongside tAD. </text:span><text:span text:style-name="T92">So we applied the model independently to three cohorts: tAD ADNI, tAD DRC and PCA DRC.</text:span><text:span text:style-name="T91"> </text:span></text:p>
        </text:list-item>
        <text:list-item>
          <text:p text:style-name="P15"><text:span text:style-name="T91"><text:line-break/></text:span><text:span text:style-name="T33">Model finds plausible patterns in all three cohorts</text:span><text:span text:style-name="T92"> And what we found is that the model indeed found plausible patterns of atrophy in all three cohorts. On the left we have the estimated clusters of vertices from the ADNI dataset, where the clusters have been coloured according to how rapid the atrophy was in these subjects. </text:span><text:span text:style-name="T93">In the middle we have the patterns for tAD subjects in the UCL DRC dataset and on the right PCA subjects from the UCL DRC dataset. Underneath we also show the corresponding cluster trajectories showing the evolution of cortical th</text:span><text:span text:style-name="T94">i</text:span><text:span text:style-name="T93">ckness in each cluster against the disease score. <text:s/></text:span><text:span text:style-name="T95">What we can conclude is that the model finds similar patterns of atrophy in the two distinct tAD datasets (ADNI and UCL DRC), where we have inferior and supgramarginal regions most affected, whereas the model finds distinct patterns in two different diseases: tAD and PCA, since in PCA we see that the posterior part of the brain is more affected. In order to illustrate that more clearly, let's zoom into this region of interest in the posterior lobe. We can now see more clearly that the posterior region in PCA is more affected than in tAD. <text:s/></text:span></text:p>
        </text:list-item>
        <text:list-item>
          <text:p text:style-name="P16"><text:span text:style-name="T95"><text:line-break/></text:span><text:span text:style-name="T34">Results resemble previous findings</text:span><text:span text:style-name="T96"> </text:span><text:span text:style-name="T95">We also found that the results resemble previous findings from the literature. In tAD, previous studies also found that the inferior temporal and supramarginal lobes suffer cortical thinning, while in PCA most of the posterior area is affected.</text:span></text:p>
        </text:list-item>
        <text:list-item>
          <text:p text:style-name="P17"><text:span text:style-name="T95"><text:line-break/></text:span><text:span text:style-name="T34">Model is robust at estimated atrophy patterns</text:span><text:span text:style-name="T96"> Furthermore, we also found that the model is robust at estimating atrophy patterns through 10-fold cross-validation. Atrophy patterns show a good agreement across folds, with dice score of 0.89. I should mention that the images are not all the same, even if it might seem so initially. </text:span></text:p>
        </text:list-item>
        <text:list-item>
          <text:p text:style-name="P18"><text:span text:style-name="T96"><text:line-break/></text:span><text:span text:style-name="T35">Estimated disease scores are clinically relevant.</text:span><text:span text:style-name="T97"> We also looked at the estimated disease scores and found that they are clinically relevant. We reached this conclusion as follows. We tested whether subjects show higher disease scores in later visits compared to earlier visits, in line with our understanding of AD as a progressive neurodegenerative disease, where patients always get worse over time. We also tested whether the disease score correlates with other markers of disease progression such as cognitive tests. We found that 84% of subjects analysed show increasing disease scores over time, since most lines are increasing. We also found that the progression scores correlate with cognitive tests such as CDRSOB, ADAS-COG, MMSE, RAVLT. This suggests that the disease scores, even if built purely on cortical thickness data, are clinically relevant. </text:span></text:p>
        </text:list-item>
        <text:list-item>
          <text:p text:style-name="P19"><text:span text:style-name="T97"><text:line-break/></text:span><text:span text:style-name="T36">Model can also be applied on PET imaging</text:span><text:span text:style-name="T98"> What we found is that the PET deposition patterns are </text:span><text:soft-page-break/><text:span text:style-name="T98">focused mostly on the precuneus and frontal areas. And these spatial patterns match with previous findings from Bilgel, which found very similar patterns, but using a different dataset and modelling technique. Finally, the model still works on PET data, which is more spatially correlated. </text:span></text:p>
        </text:list-item>
        <text:list-item>
          <text:p text:style-name="P20"><text:span text:style-name="T98"><text:line-break/></text:span><text:span text:style-name="T37">Summary:</text:span><text:span text:style-name="T99"> In summary, we developed a model that finds disconnected regions which undergo similar disease progression dynamics, while simultaneously estimating biomaker trajectories. </text:span><text:span text:style-name="T100">The model provides a completely new way of parcellating the brain based on disease progression dynamics and it is applicable to any kind of vertexwise/voxelwise data (MRI, PET, DTI). In terms of findings, the model finds plausible patterns in four different datasets, and the estimated disease progression scores are clinically relevant since they correlate with cognitive tests. </text:span></text:p>
        </text:list-item>
        <text:list-item>
          <text:p text:style-name="P21"><text:span text:style-name="T100"><text:line-break/></text:span><text:span text:style-name="T38">Limitations and future work</text:span><text:span text:style-name="T100"> The model does have several limitations, which we plan to address in future work. First of all, it assumes all patients follow the same progression pattern, which we know is not true in many datasets such as ADNI. This can addressed by modelling distinct progression patterns for population subgroups, like in the work of Young et al. At IPMI in 2015. Furthermore, the biomarker trajectories are assumed to be sigmoidal. However, our model can be extended to non-parametric trajectories. Another limitation is that the model relies on a well-defined control population. However, this can ba addressed by defining a control population using data-driven techniques such as mixture models. Finally, the model also doesn't allow variability in the cluster trajectories, which is something that can be addressed using variational Bayes methods.</text:span></text:p>
        </text:list-item>
        <text:list-item>
          <text:p text:style-name="P21"><text:span text:style-name="T100"><text:line-break/></text:span><text:span text:style-name="T39">Overview slide, introduce TADPOLE</text:span><text:span text:style-name="T101"> Ok, so we're almost there. Before I finish I just wanted to say a few things about the TADPOLE competition.</text:span></text:p>
        </text:list-item>
        <text:list-item>
          <text:p text:style-name="P21"><text:span text:style-name="T101"><text:line-break/></text:span><text:span text:style-name="T39">What is TADPOLE?</text:span><text:span text:style-name="T101"> TADPOLE is a challenge to predict progression of individuals at risk of AD. Participants can use a variety of data from ADNI and use any kind of regressin, machine learning or modelling technique to predict three things: diagnosis, a cognitive test and an MRI measure. If anyone is interested in taking part, please join our competition! The deadline is in mid Novemeber. And you can find our more information on our website. </text:span></text:p>
        </text:list-item>
        <text:list-item>
          <text:p text:style-name="P21"><text:span text:style-name="T101"><text:line-break/></text:span><text:span text:style-name="T39">My TADPOLE contributions</text:span><text:span text:style-name="T101"> So as I mentioned before, I am one of the organisers of TADPOLE and I had made several contributions to it. First of all, I helped assemble the training datasets from several ADNI spreadsheets containing MRI, PET, DTI, genetics, demographics information, etc … And ended up with a huuge spreadsheet of almost 2000 features. I also helped create the website, which contains a lot of useful information on the challenge. Finally, I also recently built an automated evaluation system like the one in the kaggle competition. This allows participants to make submissions to our website, which get evaluated automatically, and the results are published on our website in a leaderboard table. This table contains, for each team entry, their scores according to different performance criteria. This work also tied in quite nicely with my previous work on evaluating the performance of several disease progression models. </text:span></text:p>
        </text:list-item>
        <text:list-item>
          <text:p text:style-name="P21"><text:span text:style-name="T101"><text:line-break/></text:span><text:span text:style-name="T39">Acknowledgements:</text:span><text:span text:style-name="T101"> Finally, I'd like to thank everyone who helped me with all this work first of all, my supervisors Danny Alexander and Sebastian Crutch, my collaborators from UCL and my funders. Thank yo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132cm" fo:margin-right="1.37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van Valentin Marinescu</meta:initial-creator>
    <meta:creation-date>2017-10-12T11:52:11.540253371</meta:creation-date>
    <meta:generator>LibreOffice/4.2.8.2$Linux_X86_64 LibreOffice_project/420m0$Build-2</meta:generator>
    <dc:date>2017-10-17T18:21:20.131711539</dc:date>
    <dc:creator>Razvan Valentin Marinescu</dc:creator>
    <meta:editing-duration>PT12H44M38S</meta:editing-duration>
    <meta:editing-cycles>61</meta:editing-cycles>
    <meta:printed-by>Razvan Valentin Marinescu</meta:printed-by>
    <meta:print-date>2017-10-13T15:10:38.247789054</meta:print-date>
    <meta:document-statistic meta:table-count="0" meta:image-count="0" meta:object-count="0" meta:page-count="8" meta:paragraph-count="55" meta:word-count="5503" meta:character-count="33581" meta:non-whitespace-character-count="28098"/>
  </office:meta>
</office:document-meta>
</file>